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ySQL Y <text:s/>SQL Server</text:p>
      <text:p text:style-name="Standard"/>
      <text:p text:style-name="Standard"/>
      <text:p text:style-name="Standard"/>
      <text:p text:style-name="Standard"/>
      <text:p text:style-name="Standard">MySQL</text:p>
      <text:p text:style-name="Standard"/>
      <text:p text:style-name="Standard">MySQL es un sistema de bases de datos de Oracle que se utiliza en todo el mundo para gestionar bases de datos de código abierto, escalable, rápido, soporta grandes cantidades de datos.</text:p>
      <text:p text:style-name="Standard"/>
      <text:p text:style-name="Standard"/>
      <text:p text:style-name="Standard">Base de datos de tipo corporativa, de modelo relacional, cliente servidor, multiusuario</text:p>
      <text:p text:style-name="Standard"/>
      <text:p text:style-name="Standard">Escalabilidad:</text:p>
      <text:p text:style-name="Standard">Ofrece escalabilidad tanto vertical como horizontal.</text:p>
      <text:p text:style-name="Standard"/>
      <text:p text:style-name="Standard">Rendimiento:</text:p>
      <text:p text:style-name="Standard"/>
      <text:p text:style-name="Standard">Seguridad</text:p>
      <text:p text:style-name="Standard"/>
      <text:p text:style-name="Standard">Su seguridad es férrea: un sistema flexible de contraseñas que encripta tu conexión con el servidor y verifica tu acceso en función del host.</text:p>
      <text:p text:style-name="Standard"><text:soft-page-break/></text:p>
      <text:p text:style-name="Standard">HERRAMIENTAS:</text:p>
      <text:p text:style-name="Standard">Herramientas GUI de MySQL, DB Designer 4.</text:p>
      <text:p text:style-name="Standard"/>
      <text:p text:style-name="Standard">Precio: entre 1.900 y 9.500 euros.</text:p>
      <text:p text:style-name="Standard"/>
      <text:p text:style-name="Standard">ACID: SI</text:p>
      <text:p text:style-name="Standard"/>
      <text:p text:style-name="Standard">Ventajas:</text:p>
      <text:p text:style-name="Standard">Facilidad de uso: al estar basado en un sistema de consultas estándar (SQL) y que cuenta con una amplia documentación, fácil de aprender y con una gran comunidad.</text:p>
      <text:p text:style-name="Standard"/>
      <text:p text:style-name="Standard">Económico: MySQL es un servicio gratuito y de código abierto. Su implantación tiene un coste muy reducido.</text:p>
      <text:p text:style-name="Standard"/>
      <text:p text:style-name="Standard">Alto rendimiento y escalabilidad: Rápido acceso a la información y bajo consumo de recursos pudiendo responder a miles de consultas en cuestión de segundos, además este sistema de base de datos ofrece escalabilidad permitiendo emplear múltiples servidores para la misma tarea.</text:p>
      <text:p text:style-name="Standard"/>
      <text:p text:style-name="Standard">Seguridad: Cuenta con un sistema de privilegios separado por usuarios y bases de datos, sistemas de encriptación de contraseñas, validación de acceso según el host, etc. Todas estas herramientas convierten a MySQL en un sistema confiable para almacenar información sensible.</text:p>
      <text:p text:style-name="Standard"/>
      <text:p text:style-name="Standard">Desventajas:</text:p>
      <text:p text:style-name="Standard"/>
      <text:p text:style-name="Standard">No es el más amigable con los los programas que actualmente se utilizan.</text:p>
      <text:p text:style-name="Standard">Cuando se debe modificar la estructura de Base de datos puede existir ligeros fallos.</text:p>
      <text:p text:style-name="Standard"><text:soft-page-break/>No es tan rápido como otros administradores de bases de datos.</text:p>
      <text:p text:style-name="Standard"/>
      <text:p text:style-name="Standard">Bibliografía:</text:p>
      <text:p text:style-name="Standard"/>
      <text:p text:style-name="Standard">Dongee:</text:p>
      <text:p text:style-name="Standard"><text:a xlink:type="simple" xlink:href="https://www.dongee.com/tutoriales/caracteristicas-de-mysql/" text:style-name="ListLabel_20_28" text:visited-style-name="ListLabel_20_28"><text:span text:style-name="T1">https://www.dongee.com/tutoriales/caracteristicas-de-mysql/</text:span></text:a> </text:p>
      <text:p text:style-name="Standard"/>
      <text:p text:style-name="Standard">RootStack:</text:p>
      <text:p text:style-name="Standard"><text:a xlink:type="simple" xlink:href="https://rootstack.com/es/blog/cual-es-mejor-access-oracle-o-mysql" text:style-name="ListLabel_20_28" text:visited-style-name="ListLabel_20_28"><text:span text:style-name="T1">https://rootstack.com/es/blog/cual-es-mejor-access-oracle-o-mysql</text:span></text:a> </text:p>
      <text:p text:style-name="Standard"/>
      <text:p text:style-name="Standard">AldeaHost:</text:p>
      <text:p text:style-name="Standard"><text:a xlink:type="simple" xlink:href="https://aldeahost.com.mx/que-es-mysql-ventajas-y-desventajas/" text:style-name="ListLabel_20_28" text:visited-style-name="ListLabel_20_28"><text:span text:style-name="T1">https://aldeahost.com.mx/que-es-mysql-ventajas-y-desventajas/</text:span></text:a></text:p>
      <text:p text:style-name="Standard"/>
      <text:p text:style-name="Standard"/>
      <text:p text:style-name="Standard"/>
      <text:p text:style-name="Standard">Microsoft SQL Server</text:p>
      <text:p text:style-name="Standard"/>
      <text:p text:style-name="Standard">Microsoft SQL Server es un sistema de gestión de base de datos relacional, desarrollado por la empresa Microsoft.</text:p>
      <text:p text:style-name="Standard"/>
      <text:p text:style-name="Standard"/>
      <text:p text:style-name="Standard"/>
      <text:p text:style-name="Standard"><text:soft-page-break/>Tipo de base de datos.: corporativa, de modelo relacional, cliente servidor, multiusuario</text:p>
      <text:p text:style-name="Standard"/>
      <text:p text:style-name="Standard"/>
      <text:p text:style-name="Standard">Escalabilidad:</text:p>
      <text:p text:style-name="Standard"/>
      <text:p text:style-name="Standard">Gran escalabilidad vertical.</text:p>
      <text:p text:style-name="Standard"/>
      <text:p text:style-name="Standard"/>
      <text:p text:style-name="Standard">Rendimiento:</text:p>
      <text:p text:style-name="Standard"/>
      <text:p text:style-name="Standard"/>
      <text:p text:style-name="Standard"/>
      <text:p text:style-name="Standard"/>
      <text:p text:style-name="Standard">Seguridad:</text:p>
      <text:list xml:id="list3921166574" text:style-name="WWNum2">
        <text:list-item>
          <text:p text:style-name="P1">Tiene varias características que pueden cifrar los datos, limitar el acceso y la autorización, y proteger los datos contra el robo, la destrucción y otros tipos de comportamiento malicioso</text:p>
        </text:list-item>
      </text:list>
      <text:p text:style-name="Standard"/>
      <text:p text:style-name="Standard"/>
      <text:p text:style-name="Standard">Herramientas (comentarlas):</text:p>
      <text:p text:style-name="Standard"/>
      <text:p text:style-name="Standard">Azure Data Studio, SQL Server Management Studio (SSMS), SQL Server Data Tools (SSDT) Visual Studio Code.</text:p>
      <text:p text:style-name="Standard"/>
      <text:p text:style-name="Standard"><text:soft-page-break/>Precio:</text:p>
      <text:p text:style-name="Standard"/>
      <text:p text:style-name="Standard">Desde los 600€ a los 2500€.</text:p>
      <text:p text:style-name="Standard"/>
      <text:p text:style-name="Standard">Propiedades ACID (buscar qué son las propiedades ACID):</text:p>
      <text:p text:style-name="Standard"/>
      <text:p text:style-name="Standard">SI</text:p>
      <text:p text:style-name="Standard"/>
      <text:p text:style-name="Standard"/>
      <text:p text:style-name="Standard">Ventajas: </text:p>
      <text:list xml:id="list890296270" text:style-name="WWNum3">
        <text:list-item>
          <text:p text:style-name="P2">Soporte de transacciones.</text:p>
        </text:list-item>
        <text:list-item>
          <text:p text:style-name="P2">Escalabilidad, estabilidad y seguridad.</text:p>
        </text:list-item>
        <text:list-item>
          <text:p text:style-name="P2">Soporta procedimientos almacenados.</text:p>
        </text:list-item>
        <text:list-item>
          <text:p text:style-name="P2">Incluye también un potente entorno gráfico de administración, que permite el uso de comandos DDL y DML gráficamente.</text:p>
        </text:list-item>
        <text:list-item>
          <text:p text:style-name="P2">Permite trabajar en modo cliente-servidor, donde la información y datos se alojan en el servidor y las terminales o clientes de la red</text:p>
        </text:list-item>
      </text:list>
      <text:p text:style-name="Standard"/>
      <text:p text:style-name="Standard"/>
      <text:p text:style-name="Standard">Desventajas:</text:p>
      <text:p text:style-name="Standard"/>
      <text:list xml:id="list14834800" text:style-name="WWNum1">
        <text:list-item>
          <text:p text:style-name="P3">Alto coste de la licencia.</text:p>
        </text:list-item>
        <text:list-item>
          <text:p text:style-name="P3">Gran cantidad de memoria RAM para la instalación y utilización del softw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52" meta:word-count="451" meta:character-count="3081" meta:non-whitespace-character-count="2686"/>
    <meta:generator>LibreOfficeDev/6.0.5.2$Linux_X86_64 LibreOffice_project/</meta:generator>
  </office:meta>
</office:document-meta>
</file>